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2.833cm" style:rel-column-width="10922*"/>
    </style:style>
    <style:style style:name="Tabla20.F" style:family="table-column">
      <style:table-column-properties style:column-width="2.835cm" style:rel-column-width="10925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F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8.5cm" style:rel-column-width="32767*"/>
    </style:style>
    <style:style style:name="Tabla21.B" style:family="table-column">
      <style:table-column-properties style:column-width="8.5cm" style:rel-column-width="32768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8.5cm" style:rel-column-width="32767*"/>
    </style:style>
    <style:style style:name="Tabla22.B" style:family="table-column">
      <style:table-column-properties style:column-width="8.5cm" style:rel-column-width="32768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6.995cm" table:align="left"/>
    </style:style>
    <style:style style:name="Tabla23.A" style:family="table-column">
      <style:table-column-properties style:column-width="1.79cm"/>
    </style:style>
    <style:style style:name="Tabla23.B" style:family="table-column">
      <style:table-column-properties style:column-width="2.91cm"/>
    </style:style>
    <style:style style:name="Tabla23.C" style:family="table-column">
      <style:table-column-properties style:column-width="5.498cm"/>
    </style:style>
    <style:style style:name="Tabla23.D" style:family="table-column">
      <style:table-column-properties style:column-width="3.401cm"/>
    </style:style>
    <style:style style:name="Tabla23.E" style:family="table-column">
      <style:table-column-properties style:column-width="3.395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E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995cm" table:align="left"/>
    </style:style>
    <style:style style:name="Tabla24.A" style:family="table-column">
      <style:table-column-properties style:column-width="7.103cm"/>
    </style:style>
    <style:style style:name="Tabla24.B" style:family="table-column">
      <style:table-column-properties style:column-width="0.794cm"/>
    </style:style>
    <style:style style:name="Tabla24.D" style:family="table-column">
      <style:table-column-properties style:column-width="0.813cm"/>
    </style:style>
    <style:style style:name="Tabla24.E" style:family="table-column">
      <style:table-column-properties style:column-width="0.713cm"/>
    </style:style>
    <style:style style:name="Tabla24.F" style:family="table-column">
      <style:table-column-properties style:column-width="0.774cm"/>
    </style:style>
    <style:style style:name="Tabla24.H" style:family="table-column">
      <style:table-column-properties style:column-width="0.691cm"/>
    </style:style>
    <style:style style:name="Tabla24.J" style:family="table-column">
      <style:table-column-properties style:column-width="0.693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N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6.995cm" table:align="left"/>
    </style:style>
    <style:style style:name="Tabla25.A" style:family="table-column">
      <style:table-column-properties style:column-width="12.293cm"/>
    </style:style>
    <style:style style:name="Tabla25.B" style:family="table-column">
      <style:table-column-properties style:column-width="1.709cm"/>
    </style:style>
    <style:style style:name="Tabla25.C" style:family="table-column">
      <style:table-column-properties style:column-width="1.506cm"/>
    </style:style>
    <style:style style:name="Tabla25.D" style:family="table-column">
      <style:table-column-properties style:column-width="1.487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D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6.995cm" table:align="left"/>
    </style:style>
    <style:style style:name="Tabla26.A" style:family="table-column">
      <style:table-column-properties style:column-width="5.189cm"/>
    </style:style>
    <style:style style:name="Tabla26.B" style:family="table-column">
      <style:table-column-properties style:column-width="1.609cm"/>
    </style:style>
    <style:style style:name="Tabla26.C" style:family="table-column">
      <style:table-column-properties style:column-width="1.702cm"/>
    </style:style>
    <style:style style:name="Tabla26.D" style:family="table-column">
      <style:table-column-properties style:column-width="5.502cm"/>
    </style:style>
    <style:style style:name="Tabla26.E" style:family="table-column">
      <style:table-column-properties style:column-width="1.506cm"/>
    </style:style>
    <style:style style:name="Tabla26.F" style:family="table-column">
      <style:table-column-properties style:column-width="1.487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F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4.251cm" style:rel-column-width="16383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D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padding="0.097cm" fo:border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09a37" officeooo:paragraph-rsid="00109a37"/>
    </style:style>
    <style:style style:name="P2" style:family="paragraph" style:parent-style-name="Standard">
      <style:text-properties fo:font-weight="bold" officeooo:rsid="00109a37" officeooo:paragraph-rsid="00109a37" style:font-weight-asian="bold" style:font-weight-complex="bold"/>
    </style:style>
    <style:style style:name="P3" style:family="paragraph" style:parent-style-name="Standard">
      <style:text-properties fo:font-weight="bold" officeooo:rsid="00111271" officeooo:paragraph-rsid="00111271" style:font-weight-asian="bold" style:font-weight-complex="bold"/>
    </style:style>
    <style:style style:name="P4" style:family="paragraph" style:parent-style-name="Standard">
      <style:text-properties fo:font-weight="bold" officeooo:rsid="00159a75" officeooo:paragraph-rsid="00159a75" style:font-weight-asian="bold" style:font-weight-complex="bold"/>
    </style:style>
    <style:style style:name="P5" style:family="paragraph" style:parent-style-name="Standard">
      <style:text-properties officeooo:rsid="00111271" officeooo:paragraph-rsid="00111271"/>
    </style:style>
    <style:style style:name="P6" style:family="paragraph" style:parent-style-name="Standard">
      <style:text-properties officeooo:rsid="0011cf47" officeooo:paragraph-rsid="0011cf47"/>
    </style:style>
    <style:style style:name="P7" style:family="paragraph" style:parent-style-name="Standard">
      <style:text-properties officeooo:rsid="0013a932" officeooo:paragraph-rsid="0013a932"/>
    </style:style>
    <style:style style:name="P8" style:family="paragraph" style:parent-style-name="Standard">
      <style:text-properties officeooo:rsid="00159a75" officeooo:paragraph-rsid="00159a75"/>
    </style:style>
    <style:style style:name="P9" style:family="paragraph" style:parent-style-name="Standard">
      <style:text-properties officeooo:rsid="0016b480" officeooo:paragraph-rsid="0016b480"/>
    </style:style>
    <style:style style:name="P10" style:family="paragraph" style:parent-style-name="Standard">
      <style:text-properties officeooo:rsid="00172d22" officeooo:paragraph-rsid="00172d22"/>
    </style:style>
    <style:style style:name="P11" style:family="paragraph" style:parent-style-name="Table_20_Contents">
      <style:text-properties officeooo:rsid="00109a37" officeooo:paragraph-rsid="00109a37"/>
    </style:style>
    <style:style style:name="P12" style:family="paragraph" style:parent-style-name="Table_20_Contents">
      <style:text-properties officeooo:rsid="00111271" officeooo:paragraph-rsid="00111271"/>
    </style:style>
    <style:style style:name="P13" style:family="paragraph" style:parent-style-name="Table_20_Contents">
      <style:text-properties officeooo:rsid="0011cf47" officeooo:paragraph-rsid="0011cf47"/>
    </style:style>
    <style:style style:name="P14" style:family="paragraph" style:parent-style-name="Table_20_Contents">
      <style:paragraph-properties fo:text-align="center" style:justify-single-word="false"/>
      <style:text-properties officeooo:rsid="0011cf47" officeooo:paragraph-rsid="0011cf47"/>
    </style:style>
    <style:style style:name="P15" style:family="paragraph" style:parent-style-name="Table_20_Contents">
      <style:text-properties officeooo:rsid="0013a932" officeooo:paragraph-rsid="0013a932"/>
    </style:style>
    <style:style style:name="P16" style:family="paragraph" style:parent-style-name="Table_20_Contents">
      <style:text-properties officeooo:rsid="001479e4" officeooo:paragraph-rsid="001479e4"/>
    </style:style>
    <style:style style:name="P17" style:family="paragraph" style:parent-style-name="Table_20_Contents">
      <style:text-properties officeooo:rsid="00159a75" officeooo:paragraph-rsid="00159a75"/>
    </style:style>
    <style:style style:name="P18" style:family="paragraph" style:parent-style-name="Table_20_Contents">
      <style:paragraph-properties fo:text-align="end" style:justify-single-word="false"/>
      <style:text-properties officeooo:rsid="00159a75" officeooo:paragraph-rsid="00159a75"/>
    </style:style>
    <style:style style:name="P19" style:family="paragraph" style:parent-style-name="Table_20_Contents">
      <style:text-properties fo:font-weight="bold" officeooo:rsid="00159a75" officeooo:paragraph-rsid="00159a75" style:font-weight-asian="bold" style:font-weight-complex="bold"/>
    </style:style>
    <style:style style:name="P20" style:family="paragraph" style:parent-style-name="Table_20_Contents">
      <style:text-properties fo:font-weight="bold" officeooo:rsid="0016b480" officeooo:paragraph-rsid="0016b480" style:font-weight-asian="bold" style:font-weight-complex="bold"/>
    </style:style>
    <style:style style:name="P21" style:family="paragraph" style:parent-style-name="Table_20_Contents">
      <style:text-properties fo:font-size="8pt" style:font-size-asian="8pt" style:font-size-complex="8pt"/>
    </style:style>
    <style:style style:name="P22" style:family="paragraph" style:parent-style-name="Table_20_Contents">
      <style:text-properties fo:font-size="8pt" officeooo:rsid="0016b480" officeooo:paragraph-rsid="0016b480" style:font-size-asian="8pt" style:font-size-complex="8pt"/>
    </style:style>
    <style:style style:name="P23" style:family="paragraph" style:parent-style-name="Table_20_Contents">
      <style:text-properties fo:font-size="8pt" fo:font-weight="bold" officeooo:rsid="0016b480" officeooo:paragraph-rsid="0016b480" style:font-size-asian="8pt" style:font-weight-asian="bold" style:font-size-complex="8pt" style:font-weight-complex="bold"/>
    </style:style>
    <style:style style:name="P24" style:family="paragraph" style:parent-style-name="Table_20_Contents">
      <style:text-properties fo:font-size="8pt" fo:font-weight="bold" officeooo:rsid="00172d22" officeooo:paragraph-rsid="00172d22" style:font-size-asian="8pt" style:font-weight-asian="bold" style:font-size-complex="8pt" style:font-weight-complex="bold"/>
    </style:style>
    <style:style style:name="P25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fo:font-size="8pt" fo:font-weight="normal" officeooo:rsid="0016b480" officeooo:paragraph-rsid="0016b480" style:font-size-asian="8pt" style:font-weight-asian="normal" style:font-size-complex="8pt" style:font-weight-complex="normal"/>
    </style:style>
    <style:style style:name="P27" style:family="paragraph" style:parent-style-name="Table_20_Contents">
      <style:text-properties fo:font-size="8pt" fo:font-weight="normal" officeooo:rsid="00172d22" officeooo:paragraph-rsid="00172d22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fo:font-size="8pt" style:font-size-asian="8pt" style:font-size-complex="8pt"/>
    </style:style>
    <style:style style:name="P29" style:family="paragraph" style:parent-style-name="Table_20_Contents">
      <style:text-properties fo:font-size="8pt" officeooo:rsid="0019237e" officeooo:paragraph-rsid="0019237e" style:font-size-asian="8pt" style:font-size-complex="8pt"/>
    </style:style>
    <style:style style:name="P30" style:family="paragraph" style:parent-style-name="Table_20_Contents">
      <style:text-properties fo:font-size="8pt" officeooo:rsid="001a6900" officeooo:paragraph-rsid="001a6900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bold" officeooo:rsid="0019237e" officeooo:paragraph-rsid="0019237e" style:font-size-asian="8pt" style:font-weight-asian="bold" style:font-size-complex="8pt" style:font-weight-complex="bold"/>
    </style:style>
    <style:style style:name="P32" style:family="paragraph" style:parent-style-name="Table_20_Contents">
      <style:text-properties fo:font-size="8pt" officeooo:rsid="001a6900" officeooo:paragraph-rsid="001a6900" fo:background-color="#fff200" style:font-size-asian="8pt" style:font-size-complex="8pt"/>
    </style:style>
    <style:style style:name="P33" style:family="paragraph" style:parent-style-name="Table_20_Contents">
      <style:text-properties officeooo:rsid="001ae0b3" officeooo:paragraph-rsid="001ae0b3"/>
    </style:style>
    <style:style style:name="P34" style:family="paragraph" style:parent-style-name="Standard">
      <style:text-properties style:text-underline-style="solid" style:text-underline-width="auto" style:text-underline-color="font-color" officeooo:rsid="0017827a" officeooo:paragraph-rsid="0017827a"/>
    </style:style>
    <style:style style:name="P35" style:family="paragraph" style:parent-style-name="Standard">
      <style:text-properties style:text-underline-style="solid" style:text-underline-width="auto" style:text-underline-color="font-color" officeooo:rsid="001a6900" officeooo:paragraph-rsid="001a6900"/>
    </style:style>
    <style:style style:name="P36" style:family="paragraph" style:parent-style-name="Standard">
      <style:text-properties style:text-underline-style="none" officeooo:rsid="001a6900" officeooo:paragraph-rsid="001a6900"/>
    </style:style>
    <style:style style:name="P37" style:family="paragraph" style:parent-style-name="Standard">
      <style:text-properties style:text-underline-style="none" officeooo:rsid="001ae0b3" officeooo:paragraph-rsid="001ae0b3"/>
    </style:style>
    <style:style style:name="P38" style:family="paragraph" style:parent-style-name="Standard">
      <style:text-properties style:text-underline-style="none" fo:font-weight="bold" officeooo:rsid="001a6900" officeooo:paragraph-rsid="001a6900" style:font-weight-asian="bold" style:font-weight-complex="bold"/>
    </style:style>
    <style:style style:name="P39" style:family="paragraph" style:parent-style-name="Standard">
      <style:text-properties style:text-underline-style="none" fo:font-weight="bold" officeooo:rsid="001ae0b3" officeooo:paragraph-rsid="001ae0b3" style:font-weight-asian="bold" style:font-weight-complex="bold"/>
    </style:style>
    <style:style style:name="P40" style:family="paragraph" style:parent-style-name="Standard">
      <style:text-properties style:text-underline-style="none" officeooo:rsid="001c0cb0" officeooo:paragraph-rsid="001c0cb0"/>
    </style:style>
    <style:style style:name="P41" style:family="paragraph" style:parent-style-name="Standard">
      <style:paragraph-properties fo:text-align="center" style:justify-single-word="false"/>
      <style:text-properties style:text-underline-style="none" officeooo:rsid="001cd80e" officeooo:paragraph-rsid="001cd80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6b480"/>
    </style:style>
    <style:style style:name="T3" style:family="text">
      <style:text-properties style:text-position="super 58%"/>
    </style:style>
    <style:style style:name="T4" style:family="text">
      <style:text-properties officeooo:rsid="001a6900"/>
    </style:style>
    <style:style style:name="T5" style:family="text">
      <style:text-properties officeooo:rsid="001c0c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EMPRESA</text:p>
      <text:p text:style-name="P1"/>
      <text:p text:style-name="P2">1. Introducción</text:p>
      <text:p text:style-name="P1"/>
      <text:p text:style-name="P1">PROMOTOR/ES</text:p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P11">DATOS PERSONALES:</text:p>
            <text:p text:style-name="P11"/>
            <text:p text:style-name="P11">Nombre y apellidos:</text:p>
            <text:p text:style-name="P11"/>
            <text:p text:style-name="P11">Edad:</text:p>
            <text:p text:style-name="P11"/>
            <text:p text:style-name="P11">DNI/NIF:</text:p>
            <text:p text:style-name="P11"/>
            <text:p text:style-name="P11">Domicilio:</text:p>
            <text:p text:style-name="P11"/>
            <text:p text:style-name="P11">Teléfono / Fax:</text:p>
            <text:p text:style-name="P11"/>
            <text:p text:style-name="P11">Estado civil:</text:p>
            <text:p text:style-name="P11"/>
          </table:table-cell>
        </table:table-row>
      </table:table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12">DATOS PROFESIONALES DEL PROMOTOR:</text:p>
            <text:p text:style-name="P12"/>
            <text:p text:style-name="P12">- Estudios realizados:</text:p>
            <text:p text:style-name="P12"/>
            <text:p text:style-name="P12">- Experiencia laboral:</text:p>
            <text:p text:style-name="P12"/>
            <text:p text:style-name="P12">- Otros conocimientos o experiencias relacionadas con la actividad empresarial a crear:</text:p>
            <text:p text:style-name="P12"/>
          </table:table-cell>
        </table:table-row>
      </table:table>
      <text:p text:style-name="P1"/>
      <text:p text:style-name="P3">2. Definición del par producto / mercado</text:p>
      <text:p text:style-name="P5"/>
      <table:table table:name="Tabla3" table:style-name="Tabla3">
        <table:table-column table:style-name="Tabla3.A"/>
        <table:table-row>
          <table:table-cell table:style-name="Tabla3.A1" office:value-type="string">
            <text:p text:style-name="P12">DEFINICIÓN PAR PRODUCTO / MERCADO:</text:p>
            <text:p text:style-name="P12"/>
            <text:p text:style-name="P12"/>
          </table:table-cell>
        </table:table-row>
      </table:table>
      <text:p text:style-name="P5"/>
      <text:p text:style-name="P3">3. Estudio de mercado</text:p>
      <text:p text:style-name="P5"/>
      <table:table table:name="Tabla4" table:style-name="Tabla4">
        <table:table-column table:style-name="Tabla4.A"/>
        <table:table-row>
          <table:table-cell table:style-name="Tabla4.A1" office:value-type="string">
            <text:p text:style-name="P12">3.1. ANÁLISIS EXTERNO</text:p>
            <text:p text:style-name="P12"/>
            <text:p text:style-name="P12">FACTORES DEL MACROENTORNO:</text:p>
            <text:p text:style-name="P12"/>
          </table:table-cell>
        </table:table-row>
      </table:table>
      <text:p text:style-name="P5"/>
      <table:table table:name="Tabla5" table:style-name="Tabla5">
        <table:table-column table:style-name="Tabla5.A"/>
        <table:table-row>
          <table:table-cell table:style-name="Tabla5.A1" office:value-type="string">
            <text:p text:style-name="P12">MICROENTORNO – CLIENTES</text:p>
            <text:p text:style-name="P12"/>
            <text:p text:style-name="P12">Identificación de clientes:</text:p>
            <text:p text:style-name="P12"/>
            <text:p text:style-name="P12">N.º de ellos:</text:p>
            <text:p text:style-name="P12"/>
            <text:p text:style-name="P12">Sexo:</text:p>
            <text:p text:style-name="P12"><text:soft-page-break/></text:p>
            <text:p text:style-name="P12">Edad:</text:p>
            <text:p text:style-name="P12"/>
            <text:p text:style-name="P12">Profesión:</text:p>
            <text:p text:style-name="P12"/>
            <text:p text:style-name="P12">Localización:</text:p>
            <text:p text:style-name="P12"/>
            <text:p text:style-name="P12">Nivel de renta:</text:p>
            <text:p text:style-name="P12"/>
            <text:p text:style-name="P12">Hábitos:</text:p>
            <text:p text:style-name="P12"/>
            <text:p text:style-name="P12"><text:span text:style-name="T1">Si es una empresa</text:span>:</text:p>
            <text:p text:style-name="P12"/>
            <text:p text:style-name="P12">Tipo de empresa:</text:p>
            <text:p text:style-name="P12"/>
            <text:p text:style-name="P12">Tamaño:</text:p>
            <text:p text:style-name="P12"/>
            <text:p text:style-name="P12">Actividad:</text:p>
            <text:p text:style-name="P12"/>
          </table:table-cell>
        </table:table-row>
      </table:table>
      <text:p text:style-name="P5"/>
      <table:table table:name="Tabla6" table:style-name="Tabla6">
        <table:table-column table:style-name="Tabla6.A"/>
        <table:table-row>
          <table:table-cell table:style-name="Tabla6.A1" office:value-type="string">
            <text:p text:style-name="P12">MICROENTORNO – PROVEEDORES:</text:p>
            <text:p text:style-name="P12"/>
            <text:p text:style-name="P12">Identificación:</text:p>
            <text:p text:style-name="P12"/>
            <text:p text:style-name="P12">Ubicación:</text:p>
            <text:p text:style-name="P12"/>
            <text:p text:style-name="P12">Gama de productos:</text:p>
            <text:p text:style-name="P12"/>
            <text:p text:style-name="P12">Plazo de entrega:</text:p>
            <text:p text:style-name="P12">Condiciones de pago:</text:p>
            <text:p text:style-name="P12"/>
            <text:p text:style-name="P12">Forma de distribución:</text:p>
            <text:p text:style-name="P12"/>
            <text:p text:style-name="P12">Servicio posvente:</text:p>
            <text:p text:style-name="P12"/>
            <text:p text:style-name="P12">Calidad:</text:p>
            <text:p text:style-name="P12"/>
          </table:table-cell>
        </table:table-row>
      </table:table>
      <text:p text:style-name="P5"/>
      <table:table table:name="Tabla7" table:style-name="Tabla7">
        <table:table-column table:style-name="Tabla7.A"/>
        <table:table-row>
          <table:table-cell table:style-name="Tabla7.A1" office:value-type="string">
            <text:p text:style-name="P12">MICROENTORNO – COMPETIDORES:</text:p>
            <text:p text:style-name="P12"/>
            <text:p text:style-name="P12">Tamaño de la empresa:</text:p>
            <text:p text:style-name="P12"/>
            <text:p text:style-name="P12">Ubicación:</text:p>
            <text:p text:style-name="P12"/>
            <text:p text:style-name="P12">Clientes:</text:p>
            <text:p text:style-name="P12"/>
            <text:p text:style-name="P12">Niveles de precios:</text:p>
            <text:p text:style-name="P12"/>
            <text:p text:style-name="P12">Características de sus servicios (ventajas competitivas):</text:p>
            <text:p text:style-name="P12"/>
            <text:p text:style-name="P12">Canales de distribución:</text:p>
            <text:p text:style-name="P12"><text:soft-page-break/></text:p>
          </table:table-cell>
        </table:table-row>
      </table:table>
      <text:p text:style-name="P5"/>
      <table:table table:name="Tabla8" table:style-name="Tabla8">
        <table:table-column table:style-name="Tabla8.A"/>
        <table:table-row>
          <table:table-cell table:style-name="Tabla8.A1" office:value-type="string">
            <text:p text:style-name="P12">OPORTUNIDADES Y AMENAZAS DEL ANÁLISIS EXTERNO:</text:p>
            <text:p text:style-name="P12"/>
            <text:p text:style-name="P12"/>
            <text:p text:style-name="P12"/>
          </table:table-cell>
        </table:table-row>
      </table:table>
      <text:p text:style-name="P5"/>
      <text:p text:style-name="P5">3.2. Análisis interno</text:p>
      <text:p text:style-name="P5"/>
      <table:table table:name="Tabla9" table:style-name="Tabla9">
        <table:table-column table:style-name="Tabla9.A"/>
        <table:table-row>
          <table:table-cell table:style-name="Tabla9.A1" office:value-type="string">
            <text:p text:style-name="P12">Características personales del promotor/es:</text:p>
            <text:p text:style-name="P12"/>
            <text:p text:style-name="P12">Capacidad técnica (formación y experiencia):</text:p>
            <text:p text:style-name="P12"/>
            <text:p text:style-name="P12">Capacidad generacional (conocimientos para dirigir y gestionar la empresa):</text:p>
            <text:p text:style-name="P12"/>
            <text:p text:style-name="P12">Capacidad económica (para la obtención de los recursos necesarios):</text:p>
            <text:p text:style-name="P12"/>
            <text:p text:style-name="P13">Características del producto o servicio (ventajas y desventajas):</text:p>
            <text:p text:style-name="P13"/>
            <text:p text:style-name="P13"/>
          </table:table-cell>
        </table:table-row>
      </table:table>
      <text:p text:style-name="P5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3">PUNTOS FUERTES Y DÉBILES DEL ANÁLISIS INTERNO</text:p>
            <text:p text:style-name="P13"/>
            <text:p text:style-name="P13"/>
          </table:table-cell>
        </table:table-row>
      </table:table>
      <text:p text:style-name="P5"/>
      <text:p text:style-name="P6">3.3. Análisis DAFO</text:p>
      <text:p text:style-name="P6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4">INTERNO</text:p>
          </table:table-cell>
          <table:table-cell table:style-name="Tabla11.B1" office:value-type="string">
            <text:p text:style-name="P14">EXTERNO</text:p>
          </table:table-cell>
        </table:table-row>
        <table:table-row>
          <table:table-cell table:style-name="Tabla11.A2" office:value-type="string">
            <text:p text:style-name="P13">DEBILIDADES</text:p>
            <text:p text:style-name="P13"/>
            <text:p text:style-name="P13"/>
            <text:p text:style-name="P13"/>
          </table:table-cell>
          <table:table-cell table:style-name="Tabla11.B2" office:value-type="string">
            <text:p text:style-name="P13">AMENAZAS</text:p>
            <text:p text:style-name="P13"/>
            <text:p text:style-name="P13"/>
            <text:p text:style-name="P13"/>
          </table:table-cell>
        </table:table-row>
        <table:table-row>
          <table:table-cell table:style-name="Tabla11.A2" office:value-type="string">
            <text:p text:style-name="P13">FORTALEZAS</text:p>
            <text:p text:style-name="P13"/>
            <text:p text:style-name="P13"/>
            <text:p text:style-name="P13"/>
          </table:table-cell>
          <table:table-cell table:style-name="Tabla11.B2" office:value-type="string">
            <text:p text:style-name="P13">OPORTUNIDADES</text:p>
            <text:p text:style-name="P13"/>
            <text:p text:style-name="P13"/>
          </table:table-cell>
        </table:table-row>
      </table:table>
      <text:p text:style-name="P6"/>
      <text:p text:style-name="P6">4. Plan de marketing</text:p>
      <text:p text:style-name="P6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5">4.1. PRODUCTO O SERVICIO</text:p>
            <text:p text:style-name="P15"/>
            <text:p text:style-name="P15">Características:</text:p>
            <text:p text:style-name="P15"/>
            <text:p text:style-name="P15">Nombre o marca:</text:p>
            <text:p text:style-name="P15"/>
            <text:p text:style-name="P15">Demanda:</text:p>
            <text:p text:style-name="P15"/>
            <text:p text:style-name="P15">Rentabilidad:</text:p>
            <text:p text:style-name="P15"/>
            <text:p text:style-name="P15"><text:soft-page-break/>Protección legal:</text:p>
            <text:p text:style-name="P15"/>
          </table:table-cell>
        </table:table-row>
      </table:table>
      <text:p text:style-name="P6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5">4.2. PRECIO</text:p>
            <text:p text:style-name="P15"/>
            <text:p text:style-name="P15"/>
          </table:table-cell>
        </table:table-row>
      </table:table>
      <text:p text:style-name="P6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5">4.3. DISTRIBUCIÓN</text:p>
            <text:p text:style-name="P15"/>
            <text:p text:style-name="P15">Canales (enumeración, periodicidad y forma de pago):</text:p>
            <text:p text:style-name="P15"/>
            <text:p text:style-name="P15"/>
          </table:table-cell>
        </table:table-row>
      </table:table>
      <text:p text:style-name="P6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5">4.4. COMUNICACIÓN</text:p>
            <text:p text:style-name="P15"/>
            <text:p text:style-name="P15">Publicidad:</text:p>
            <text:p text:style-name="P15"/>
            <text:p text:style-name="P15">Promoción:</text:p>
            <text:p text:style-name="P15"/>
          </table:table-cell>
        </table:table-row>
      </table:table>
      <text:p text:style-name="P6"/>
      <text:p text:style-name="P7">5. Infraestructuras</text:p>
      <text:p text:style-name="P7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5">5.1. LOCAL</text:p>
            <text:p text:style-name="P15"/>
            <text:p text:style-name="P15">Descripción y coste:</text:p>
            <text:p text:style-name="P15"/>
            <text:p text:style-name="P15"/>
          </table:table-cell>
        </table:table-row>
      </table:table>
      <text:p text:style-name="P7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5">5.2. MAQUINARIA, MOBILIARIO Y HERRAMIENTAS:</text:p>
            <text:p text:style-name="P15"/>
            <text:p text:style-name="P15">Descripción y coste:</text:p>
            <text:p text:style-name="P15"/>
            <text:p text:style-name="P15"/>
            <text:p text:style-name="P15"/>
          </table:table-cell>
        </table:table-row>
      </table:table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5">5.3. TRANSPORTES</text:p>
            <text:p text:style-name="P15"/>
            <text:p text:style-name="P15">Descripción y cualificación:</text:p>
            <text:p text:style-name="P15"/>
            <text:p text:style-name="P15"/>
          </table:table-cell>
        </table:table-row>
      </table:table>
      <text:p text:style-name="P7"/>
      <text:p text:style-name="P7">6. Organización y recursos humanos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5">Funciones y tareas necesarias para el desarrollo de la actividad:</text:p>
            <text:p text:style-name="P15"/>
            <text:p text:style-name="P15">N.º de trabajadores necesarios:</text:p>
            <text:p text:style-name="P15"/>
            <text:p text:style-name="P15">Perfiles profesionales:</text:p>
            <text:p text:style-name="P15"/>
            <text:p text:style-name="P15"><text:soft-page-break/>Medios de selección de personal:</text:p>
            <text:p text:style-name="P15"/>
            <text:p text:style-name="P16">Modalidades de contratación:</text:p>
            <text:p text:style-name="P16"/>
            <text:p text:style-name="P16">Formación de los trabajadores:</text:p>
            <text:p text:style-name="P16"/>
            <text:p text:style-name="P16">COSTE DEL PERSONAL ASALARIADO</text:p>
            <text:p text:style-name="P16"/>
          </table:table-cell>
        </table:table-row>
      </table:table>
      <text:p text:style-name="P7"/>
      <table:table table:name="Tabla20" table:style-name="Tabla20">
        <table:table-column table:style-name="Tabla20.A" table:number-columns-repeated="5"/>
        <table:table-column table:style-name="Tabla20.F"/>
        <table:table-row>
          <table:table-cell table:style-name="Tabla20.A1" office:value-type="string">
            <text:p text:style-name="P16">Categoría Profesional</text:p>
          </table:table-cell>
          <table:table-cell table:style-name="Tabla20.A1" office:value-type="string">
            <text:p text:style-name="P16">Salario Base Unitario Mensual</text:p>
          </table:table-cell>
          <table:table-cell table:style-name="Tabla20.A1" office:value-type="string">
            <text:p text:style-name="P16">Seg. Social Coste Mensual a Cargo de la Empresa</text:p>
          </table:table-cell>
          <table:table-cell table:style-name="Tabla20.A1" office:value-type="string">
            <text:p text:style-name="P16">Número de Trabajadores</text:p>
          </table:table-cell>
          <table:table-cell table:style-name="Tabla20.A1" office:value-type="string">
            <text:p text:style-name="P16">Total Coste Salarial Mensual</text:p>
          </table:table-cell>
          <table:table-cell table:style-name="Tabla20.F1" office:value-type="string">
            <text:p text:style-name="P16">Total Primer Año</text:p>
          </table:table-cell>
        </table:table-row>
        <table:table-row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F2" office:value-type="string">
            <text:p text:style-name="Table_20_Contents"/>
          </table:table-cell>
        </table:table-row>
        <table:table-row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F2" office:value-type="string">
            <text:p text:style-name="Table_20_Contents"/>
          </table:table-cell>
        </table:table-row>
        <table:table-row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F2" office:value-type="string">
            <text:p text:style-name="Table_20_Contents"/>
          </table:table-cell>
        </table:table-row>
        <table:table-row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  <table:table-cell table:style-name="Tabla20.F2" office:value-type="string">
            <text:p text:style-name="Table_20_Contents"/>
          </table:table-cell>
        </table:table-row>
        <table:table-row>
          <table:table-cell table:style-name="Tabla20.A2" table:number-columns-spanned="5" office:value-type="string">
            <text:p text:style-name="P18">Costes Salariales Totales</text:p>
          </table:table-cell>
          <table:covered-table-cell/>
          <table:covered-table-cell/>
          <table:covered-table-cell/>
          <table:covered-table-cell/>
          <table:table-cell table:style-name="Tabla20.F2" office:value-type="string">
            <text:p text:style-name="Table_20_Contents"/>
          </table:table-cell>
        </table:table-row>
      </table:table>
      <text:p text:style-name="P7"/>
      <text:p text:style-name="P4">7. Plan Económico Financiero</text:p>
      <text:p text:style-name="P8"/>
      <text:p text:style-name="P8">a) Plan de inversiones y gastos</text:p>
      <text:p text:style-name="P8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7">CONCEPTO</text:p>
          </table:table-cell>
          <table:table-cell table:style-name="Tabla21.B1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9">Inversiones materiales: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Edificios, locales y terreno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Maquinaria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Instalacione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Elementos de transporte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Herramientas y utillaje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Mobiliario y ensere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9">Inversiones inmateriales: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Derechos traspaso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Patentes y marca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Depósitos y finanza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Canon de entrada en la franquicia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Uso de aplicaciones informática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9">Gastos necesarios para construir y poner en marcha la empresa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Abogado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Notario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Registro Mercantil</text:p>
          </table:table-cell>
          <table:table-cell table:style-name="Tabla21.B2" office:value-type="string">
            <text:p text:style-name="Table_20_Contents"/>
          </table:table-cell>
        </table:table-row>
        <text:soft-page-break/>
        <table:table-row>
          <table:table-cell table:style-name="Tabla21.A2" office:value-type="string">
            <text:p text:style-name="P17">Asesoría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Promoción de la empresa y campaña de lanzamiento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Impuesto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9">El stock mínimo de existencias iniciale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Mercadería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Materias prima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Envase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Embalajes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9">Dinero en efectivo</text:p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/>
          </table:table-cell>
          <table:table-cell table:style-name="Tabla21.B2" office:value-type="string">
            <text:p text:style-name="Table_20_Contents"/>
          </table:table-cell>
        </table:table-row>
        <table:table-row>
          <table:table-cell table:style-name="Tabla21.A2" office:value-type="string">
            <text:p text:style-name="P17">TOTAL</text:p>
          </table:table-cell>
          <table:table-cell table:style-name="Tabla21.B2" office:value-type="string">
            <text:p text:style-name="Table_20_Contents"/>
          </table:table-cell>
        </table:table-row>
      </table:table>
      <text:p text:style-name="P8"/>
      <text:p text:style-name="P8">b) Plan de financiación</text:p>
      <text:p text:style-name="P8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17">CONCEPTO</text:p>
          </table:table-cell>
          <table:table-cell table:style-name="Tabla22.B1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7">Aportación del empresario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7">Cuenta ahorro – empresa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7">Familia y/o amigos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7">Sociedad capital – riesgo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7">Bussiness Angels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7">Leasing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7">Renting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7">Sociedad de garantía recíproca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7">Financiación por parte de los proveedores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7">Préstamo bancario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7">Subvenciones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7">Viveros de empresas</text:p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7"/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7"/>
          </table:table-cell>
          <table:table-cell table:style-name="Tabla22.B2" office:value-type="string">
            <text:p text:style-name="Table_20_Contents"/>
          </table:table-cell>
        </table:table-row>
        <table:table-row>
          <table:table-cell table:style-name="Tabla22.A2" office:value-type="string">
            <text:p text:style-name="P17">TOTAL</text:p>
          </table:table-cell>
          <table:table-cell table:style-name="Tabla22.B2" office:value-type="string">
            <text:p text:style-name="Table_20_Contents"/>
          </table:table-cell>
        </table:table-row>
      </table:table>
      <text:p text:style-name="P8"/>
      <text:p text:style-name="P8">c) Amortización financiera</text:p>
      <text:p text:style-name="P8"/>
      <text:p text:style-name="P8">Capital:</text:p>
      <text:p text:style-name="P8"/>
      <text:p text:style-name="P8">Tipo de interés:</text:p>
      <text:p text:style-name="P8"/>
      <text:p text:style-name="P8">Plazo de <text:span text:style-name="T2">amortización:</text:span></text:p>
      <text:p text:style-name="P8"/>
      <text:p text:style-name="P9">Años de carencia:</text:p>
      <text:p text:style-name="P9"><text:soft-page-break/>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row>
          <table:table-cell table:style-name="Tabla23.A1" office:value-type="string">
            <text:p text:style-name="P20">AÑO</text:p>
          </table:table-cell>
          <table:table-cell table:style-name="Tabla23.A1" office:value-type="string">
            <text:p text:style-name="P20">INTERESES</text:p>
          </table:table-cell>
          <table:table-cell table:style-name="Tabla23.A1" office:value-type="string">
            <text:p text:style-name="P20">CUOTA AMORTIZACIÓN</text:p>
          </table:table-cell>
          <table:table-cell table:style-name="Tabla23.A1" office:value-type="string">
            <text:p text:style-name="P20">CUOTA ANUAL</text:p>
          </table:table-cell>
          <table:table-cell table:style-name="Tabla23.E1" office:value-type="string">
            <text:p text:style-name="P20">RESTO</text:p>
          </table:table-cell>
        </table:table-row>
        <table:table-row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E2" office:value-type="string">
            <text:p text:style-name="Table_20_Contents"/>
          </table:table-cell>
        </table:table-row>
        <table:table-row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E2" office:value-type="string">
            <text:p text:style-name="Table_20_Contents"/>
          </table:table-cell>
        </table:table-row>
        <table:table-row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  <table:table-cell table:style-name="Tabla23.E2" office:value-type="string">
            <text:p text:style-name="Table_20_Contents"/>
          </table:table-cell>
        </table:table-row>
      </table:table>
      <text:p text:style-name="P9"/>
      <text:p text:style-name="P9">d) Plan de tesorería</text:p>
      <text:p text:style-name="P9"/>
      <table:table table:name="Tabla24" table:style-name="Tabla24">
        <table:table-column table:style-name="Tabla24.A"/>
        <table:table-column table:style-name="Tabla24.B" table:number-columns-repeated="2"/>
        <table:table-column table:style-name="Tabla24.D"/>
        <table:table-column table:style-name="Tabla24.E"/>
        <table:table-column table:style-name="Tabla24.F"/>
        <table:table-column table:style-name="Tabla24.E"/>
        <table:table-column table:style-name="Tabla24.H"/>
        <table:table-column table:style-name="Tabla24.D"/>
        <table:table-column table:style-name="Tabla24.J"/>
        <table:table-column table:style-name="Tabla24.B"/>
        <table:table-column table:style-name="Tabla24.D"/>
        <table:table-column table:style-name="Tabla24.J"/>
        <table:table-column table:style-name="Tabla24.B"/>
        <table:table-row>
          <table:table-cell table:style-name="Tabla24.A1" office:value-type="string">
            <text:p text:style-name="P23">Plan de tesorería</text:p>
          </table:table-cell>
          <table:table-cell table:style-name="Tabla24.A1" office:value-type="string">
            <text:p text:style-name="P21"/>
          </table:table-cell>
          <table:table-cell table:style-name="Tabla24.A1" office:value-type="string">
            <text:p text:style-name="P21"/>
          </table:table-cell>
          <table:table-cell table:style-name="Tabla24.A1" office:value-type="string">
            <text:p text:style-name="P21"/>
          </table:table-cell>
          <table:table-cell table:style-name="Tabla24.A1" office:value-type="string">
            <text:p text:style-name="P21"/>
          </table:table-cell>
          <table:table-cell table:style-name="Tabla24.A1" office:value-type="string">
            <text:p text:style-name="P21"/>
          </table:table-cell>
          <table:table-cell table:style-name="Tabla24.A1" office:value-type="string">
            <text:p text:style-name="P21"/>
          </table:table-cell>
          <table:table-cell table:style-name="Tabla24.A1" office:value-type="string">
            <text:p text:style-name="P21"/>
          </table:table-cell>
          <table:table-cell table:style-name="Tabla24.A1" office:value-type="string">
            <text:p text:style-name="P21"/>
          </table:table-cell>
          <table:table-cell table:style-name="Tabla24.A1" office:value-type="string">
            <text:p text:style-name="P21"/>
          </table:table-cell>
          <table:table-cell table:style-name="Tabla24.A1" office:value-type="string">
            <text:p text:style-name="P21"/>
          </table:table-cell>
          <table:table-cell table:style-name="Tabla24.A1" office:value-type="string">
            <text:p text:style-name="P21"/>
          </table:table-cell>
          <table:table-cell table:style-name="Tabla24.A1" office:value-type="string">
            <text:p text:style-name="P21"/>
          </table:table-cell>
          <table:table-cell table:style-name="Tabla24.N1" office:value-type="string">
            <text:p text:style-name="P21"/>
          </table:table-cell>
        </table:table-row>
        <table:table-row>
          <table:table-cell table:style-name="Tabla24.A2" office:value-type="string">
            <text:p text:style-name="P21"/>
          </table:table-cell>
          <table:table-cell table:style-name="Tabla24.A2" office:value-type="string">
            <text:p text:style-name="P22">Ene.</text:p>
          </table:table-cell>
          <table:table-cell table:style-name="Tabla24.A2" office:value-type="string">
            <text:p text:style-name="P22">Feb.</text:p>
          </table:table-cell>
          <table:table-cell table:style-name="Tabla24.A2" office:value-type="string">
            <text:p text:style-name="P22">Mar.</text:p>
          </table:table-cell>
          <table:table-cell table:style-name="Tabla24.A2" office:value-type="string">
            <text:p text:style-name="P22">Abr.</text:p>
          </table:table-cell>
          <table:table-cell table:style-name="Tabla24.A2" office:value-type="string">
            <text:p text:style-name="P22">May.</text:p>
          </table:table-cell>
          <table:table-cell table:style-name="Tabla24.A2" office:value-type="string">
            <text:p text:style-name="P22">Jun.</text:p>
          </table:table-cell>
          <table:table-cell table:style-name="Tabla24.A2" office:value-type="string">
            <text:p text:style-name="P22">Jul.</text:p>
          </table:table-cell>
          <table:table-cell table:style-name="Tabla24.A2" office:value-type="string">
            <text:p text:style-name="P22">Ago.</text:p>
          </table:table-cell>
          <table:table-cell table:style-name="Tabla24.A2" office:value-type="string">
            <text:p text:style-name="P22">Sep.</text:p>
          </table:table-cell>
          <table:table-cell table:style-name="Tabla24.A2" office:value-type="string">
            <text:p text:style-name="P22">Oct.</text:p>
          </table:table-cell>
          <table:table-cell table:style-name="Tabla24.A2" office:value-type="string">
            <text:p text:style-name="P22">Nov.</text:p>
          </table:table-cell>
          <table:table-cell table:style-name="Tabla24.A2" office:value-type="string">
            <text:p text:style-name="P22">Dic.</text:p>
          </table:table-cell>
          <table:table-cell table:style-name="Tabla24.N2" office:value-type="string">
            <text:p text:style-name="P22">Total</text:p>
          </table:table-cell>
        </table:table-row>
        <table:table-row>
          <table:table-cell table:style-name="Tabla24.A2" office:value-type="string">
            <text:p text:style-name="P23">Entradas de dinero</text:p>
          </table:table-cell>
          <table:table-cell table:style-name="Tabla24.A2" office:value-type="string">
            <text:p text:style-name="P21"/>
          </table:table-cell>
          <table:table-cell table:style-name="Tabla24.A2" office:value-type="string">
            <text:p text:style-name="P21"/>
          </table:table-cell>
          <table:table-cell table:style-name="Tabla24.A2" office:value-type="string">
            <text:p text:style-name="P21"/>
          </table:table-cell>
          <table:table-cell table:style-name="Tabla24.A2" office:value-type="string">
            <text:p text:style-name="P21"/>
          </table:table-cell>
          <table:table-cell table:style-name="Tabla24.A2" office:value-type="string">
            <text:p text:style-name="P21"/>
          </table:table-cell>
          <table:table-cell table:style-name="Tabla24.A2" office:value-type="string">
            <text:p text:style-name="P21"/>
          </table:table-cell>
          <table:table-cell table:style-name="Tabla24.A2" office:value-type="string">
            <text:p text:style-name="P21"/>
          </table:table-cell>
          <table:table-cell table:style-name="Tabla24.A2" office:value-type="string">
            <text:p text:style-name="P21"/>
          </table:table-cell>
          <table:table-cell table:style-name="Tabla24.A2" office:value-type="string">
            <text:p text:style-name="P21"/>
          </table:table-cell>
          <table:table-cell table:style-name="Tabla24.A2" office:value-type="string">
            <text:p text:style-name="P21"/>
          </table:table-cell>
          <table:table-cell table:style-name="Tabla24.A2" office:value-type="string">
            <text:p text:style-name="P21"/>
          </table:table-cell>
          <table:table-cell table:style-name="Tabla24.A2" office:value-type="string">
            <text:p text:style-name="P21"/>
          </table:table-cell>
          <table:table-cell table:style-name="Tabla24.N2" office:value-type="string">
            <text:p text:style-name="P21"/>
          </table:table-cell>
        </table:table-row>
        <table:table-row>
          <table:table-cell table:style-name="Tabla24.A2" office:value-type="string">
            <text:p text:style-name="P26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6">Aportaciones de los socios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Préstamos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Ventas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Subvenciones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Intereses de la cuenta corriente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Otros ingresos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4">Total entradas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4">Salidas de dinero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Compras de activos fijos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Compras de mercaderías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Compras de materia prima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Alquiler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Fianza del alquiler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Seguros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Devolución de prestamos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Intereses del préstamo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Salarios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Seguridad Social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Suministros: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<text:s/>- Agua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<text:s/>- Energía eléctrica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<text:s/>- Teléfono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Publicidad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>Impuestos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4">Total salidas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4">Entradas menos Salidas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4">Saldo acumulado en la cuenta corriente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7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  <table:table-row>
          <table:table-cell table:style-name="Tabla24.A2" office:value-type="string">
            <text:p text:style-name="P24">Saldo cuenta crédito</text:p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5"/>
          </table:table-cell>
          <table:table-cell table:style-name="Tabla24.N2" office:value-type="string">
            <text:p text:style-name="P25"/>
          </table:table-cell>
        </table:table-row>
      </table:table>
      <text:p text:style-name="P9"/>
      <text:p text:style-name="P10"><text:soft-page-break/>e) Cuenta de resultados o de pérdidas y ganancias.</text:p>
      <text:p text:style-name="P10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office:value-type="string">
            <text:p text:style-name="P29">Cuenta de resultados provisional</text:p>
          </table:table-cell>
          <table:table-cell table:style-name="Tabla25.A1" office:value-type="string">
            <text:p text:style-name="P29">1<text:span text:style-name="T3">er</text:span> Año</text:p>
          </table:table-cell>
          <table:table-cell table:style-name="Tabla25.A1" office:value-type="string">
            <text:p text:style-name="P29">2<text:span text:style-name="T3">ª</text:span> Año</text:p>
          </table:table-cell>
          <table:table-cell table:style-name="Tabla25.D1" office:value-type="string">
            <text:p text:style-name="P29">3<text:span text:style-name="T3">er</text:span> Año</text:p>
          </table:table-cell>
        </table:table-row>
        <table:table-row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31">Ingreso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Ingresos de explotación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Venta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Subvencione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Ingresos financiero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Intereses cuenta banco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Descuento por pronto pago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/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31">Gasto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Gastos de explotación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Compras de Mt. Prima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Compras de mercadería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Alquilere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Servicios de profesionale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Seguro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Transporte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Publicidad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Suministro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Impuesto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Salario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Seguridad Social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Amortización local, maquinaria, vehículo, etc.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/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Gastos financiero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Intereses préstamo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Gastos letras cambio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Gastos por transferencia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Resultados de explotación = Ingresos de explotación – Gastos de explotación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Resultados de Financiero = Ingresos de financiación – Gastos financieros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  <table:table-row>
          <table:table-cell table:style-name="Tabla25.A2" office:value-type="string">
            <text:p text:style-name="P29">Resultados Ordinario antes de impuestos = Resultado de <text:span text:style-name="T4">explotación + Resultado financiero</text:span></text:p>
          </table:table-cell>
          <table:table-cell table:style-name="Tabla25.A2" office:value-type="string">
            <text:p text:style-name="P21"/>
          </table:table-cell>
          <table:table-cell table:style-name="Tabla25.A2" office:value-type="string">
            <text:p text:style-name="P21"/>
          </table:table-cell>
          <table:table-cell table:style-name="Tabla25.D2" office:value-type="string">
            <text:p text:style-name="P21"/>
          </table:table-cell>
        </table:table-row>
      </table:table>
      <text:p text:style-name="P34"/>
      <text:p text:style-name="P35">f) Balance</text:p>
      <text:p text:style-name="P35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row>
          <table:table-cell table:style-name="Tabla26.A1" office:value-type="string">
            <text:p text:style-name="P32">BALANCE</text:p>
          </table:table-cell>
          <table:table-cell table:style-name="Tabla26.A1" office:value-type="string">
            <text:p text:style-name="P21"/>
          </table:table-cell>
          <table:table-cell table:style-name="Tabla26.A1" office:value-type="string">
            <text:p text:style-name="P21"/>
          </table:table-cell>
          <table:table-cell table:style-name="Tabla26.A1" office:value-type="string">
            <text:p text:style-name="P21"/>
          </table:table-cell>
          <table:table-cell table:style-name="Tabla26.A1" office:value-type="string">
            <text:p text:style-name="P21"/>
          </table:table-cell>
          <table:table-cell table:style-name="Tabla26.F1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2">Activo</text:p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>PASIVO + PATR. NETO</text:p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>Patrimonio Neto</text:p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2">Activo no Corriente</text:p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2">Pasivo no Corriente</text:p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>Inmovilizado Intangible</text:p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>Inmovilizado Material</text:p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ext:soft-page-break/>
        <table:table-row>
          <table:table-cell table:style-name="Tabla26.A2" office:value-type="string">
            <text:p text:style-name="P30">Inversiones Inmobiliarias</text:p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>Inmovilizado Financiero</text:p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2">Activo Corriente</text:p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2">Pasivo Corriente</text:p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>Existencias</text:p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>Créditos a cobrar</text:p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>Efectivo</text:p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0"/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  <table:table-row>
          <table:table-cell table:style-name="Tabla26.A2" office:value-type="string">
            <text:p text:style-name="P32">TOTAL</text:p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21"/>
          </table:table-cell>
          <table:table-cell table:style-name="Tabla26.A2" office:value-type="string">
            <text:p text:style-name="P32">TOTAL</text:p>
          </table:table-cell>
          <table:table-cell table:style-name="Tabla26.A2" office:value-type="string">
            <text:p text:style-name="P21"/>
          </table:table-cell>
          <table:table-cell table:style-name="Tabla26.F2" office:value-type="string">
            <text:p text:style-name="P21"/>
          </table:table-cell>
        </table:table-row>
      </table:table>
      <text:p text:style-name="P35"/>
      <text:p text:style-name="P36">g) Amortización del inmovilizado</text:p>
      <text:p text:style-name="P36"/>
      <table:table table:name="Tabla27" table:style-name="Tabla27">
        <table:table-column table:style-name="Tabla27.A" table:number-columns-repeated="4"/>
        <table:table-row>
          <table:table-cell table:style-name="Tabla27.A1" office:value-type="string">
            <text:p text:style-name="P30">ELEMENTO</text:p>
          </table:table-cell>
          <table:table-cell table:style-name="Tabla27.A1" office:value-type="string">
            <text:p text:style-name="P30">VALOR ADQUISICIÓN</text:p>
          </table:table-cell>
          <table:table-cell table:style-name="Tabla27.A1" office:value-type="string">
            <text:p text:style-name="P30">COEFICIENTE %</text:p>
          </table:table-cell>
          <table:table-cell table:style-name="Tabla27.D1" office:value-type="string">
            <text:p text:style-name="P30">CUOTA DEAMORTIZACIÓN</text:p>
          </table:table-cell>
        </table:table-row>
        <table:table-row>
          <table:table-cell table:style-name="Tabla27.A2" office:value-type="string">
            <text:p text:style-name="P21"/>
          </table:table-cell>
          <table:table-cell table:style-name="Tabla27.A2" office:value-type="string">
            <text:p text:style-name="P21"/>
          </table:table-cell>
          <table:table-cell table:style-name="Tabla27.A2" office:value-type="string">
            <text:p text:style-name="P21"/>
          </table:table-cell>
          <table:table-cell table:style-name="Tabla27.D2" office:value-type="string">
            <text:p text:style-name="P21"/>
          </table:table-cell>
        </table:table-row>
        <table:table-row>
          <table:table-cell table:style-name="Tabla27.A2" office:value-type="string">
            <text:p text:style-name="P21"/>
          </table:table-cell>
          <table:table-cell table:style-name="Tabla27.A2" office:value-type="string">
            <text:p text:style-name="P21"/>
          </table:table-cell>
          <table:table-cell table:style-name="Tabla27.A2" office:value-type="string">
            <text:p text:style-name="P21"/>
          </table:table-cell>
          <table:table-cell table:style-name="Tabla27.D2" office:value-type="string">
            <text:p text:style-name="P21"/>
          </table:table-cell>
        </table:table-row>
        <table:table-row>
          <table:table-cell table:style-name="Tabla27.A2" office:value-type="string">
            <text:p text:style-name="P21"/>
          </table:table-cell>
          <table:table-cell table:style-name="Tabla27.A2" office:value-type="string">
            <text:p text:style-name="P21"/>
          </table:table-cell>
          <table:table-cell table:style-name="Tabla27.A2" office:value-type="string">
            <text:p text:style-name="P21"/>
          </table:table-cell>
          <table:table-cell table:style-name="Tabla27.D2" office:value-type="string">
            <text:p text:style-name="P21"/>
          </table:table-cell>
        </table:table-row>
        <table:table-row>
          <table:table-cell table:style-name="Tabla27.A2" office:value-type="string">
            <text:p text:style-name="P21"/>
          </table:table-cell>
          <table:table-cell table:style-name="Tabla27.A2" office:value-type="string">
            <text:p text:style-name="P21"/>
          </table:table-cell>
          <table:table-cell table:style-name="Tabla27.A2" office:value-type="string">
            <text:p text:style-name="P21"/>
          </table:table-cell>
          <table:table-cell table:style-name="Tabla27.D2" office:value-type="string">
            <text:p text:style-name="P21"/>
          </table:table-cell>
        </table:table-row>
        <table:table-row>
          <table:table-cell table:style-name="Tabla27.A2" office:value-type="string">
            <text:p text:style-name="P21"/>
          </table:table-cell>
          <table:table-cell table:style-name="Tabla27.A2" office:value-type="string">
            <text:p text:style-name="P21"/>
          </table:table-cell>
          <table:table-cell table:style-name="Tabla27.A2" office:value-type="string">
            <text:p text:style-name="P21"/>
          </table:table-cell>
          <table:table-cell table:style-name="Tabla27.D2" office:value-type="string">
            <text:p text:style-name="P21"/>
          </table:table-cell>
        </table:table-row>
        <table:table-row>
          <table:table-cell table:style-name="Tabla27.A2" office:value-type="string">
            <text:p text:style-name="P21"/>
          </table:table-cell>
          <table:table-cell table:style-name="Tabla27.A2" office:value-type="string">
            <text:p text:style-name="P21"/>
          </table:table-cell>
          <table:table-cell table:style-name="Tabla27.A2" office:value-type="string">
            <text:p text:style-name="P21"/>
          </table:table-cell>
          <table:table-cell table:style-name="Tabla27.D2" office:value-type="string">
            <text:p text:style-name="P21"/>
          </table:table-cell>
        </table:table-row>
      </table:table>
      <text:p text:style-name="P36"/>
      <text:p text:style-name="P38">8. Seguridad y Salud Laboral</text:p>
      <text:p text:style-name="P36"/>
      <text:p text:style-name="P37">Medidas exigidas:</text:p>
      <text:p text:style-name="P37"/>
      <text:p text:style-name="P37">Coste de las mismas:</text:p>
      <text:p text:style-name="P37"/>
      <text:p text:style-name="P37">Seguros / coste:</text:p>
      <text:p text:style-name="P37"/>
      <text:p text:style-name="P39">9. Forma jurídica y trámites</text:p>
      <text:p text:style-name="P37"/>
      <text:p text:style-name="P37">Elección de la forma jurídica:</text:p>
      <text:p text:style-name="P37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P33">Datos de identificación de la empresa:</text:p>
            <text:p text:style-name="P33"/>
            <text:p text:style-name="P33">Forma jurídica:</text:p>
            <text:p text:style-name="P33">Razón social:</text:p>
            <text:p text:style-name="P33">NIF:</text:p>
            <text:p text:style-name="P33">Domicilio social:</text:p>
            <text:p text:style-name="P33"/>
            <text:p text:style-name="P33"/>
            <text:p text:style-name="P33"/>
            <text:p text:style-name="P33">Objeto social:</text:p>
            <text:p text:style-name="P33"/>
            <text:p text:style-name="P33"/>
            <text:p text:style-name="P33"/>
            <text:p text:style-name="P33">Capital Social:</text:p>
            <text:p text:style-name="P33"/>
            <text:p text:style-name="P33"/>
            <text:p text:style-name="P33"><text:soft-page-break/></text:p>
            <text:p text:style-name="P33">% Desembolsado:</text:p>
            <text:p text:style-name="P33"/>
            <text:p text:style-name="P33"/>
            <text:p text:style-name="P33"/>
            <text:p text:style-name="P33">Relación socios:</text:p>
            <text:p text:style-name="P33"/>
            <text:p text:style-name="P33"/>
            <text:p text:style-name="P33"/>
          </table:table-cell>
        </table:table-row>
      </table:table>
      <text:p text:style-name="P37"/>
      <text:p text:style-name="P37">9.1. Tr<text:span text:style-name="T5">ámites de constitución:</text:span></text:p>
      <text:p text:style-name="P37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7"/>
      <text:p text:style-name="P40">9.2. Trámites de puesta en marcha</text:p>
      <text:p text:style-name="P40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Página <text:page-number text:select-page="current">10</text:page-numb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6:50:41.024000000</meta:creation-date>
    <meta:generator>LibreOffice/5.4.3.2$Windows_X86_64 LibreOffice_project/92a7159f7e4af62137622921e809f8546db437e5</meta:generator>
    <dc:date>2021-10-24T13:07:15.936000000</dc:date>
    <meta:editing-duration>PT28M41S</meta:editing-duration>
    <meta:editing-cycles>3</meta:editing-cycles>
    <meta:document-statistic meta:table-count="30" meta:image-count="0" meta:object-count="0" meta:page-count="10" meta:paragraph-count="271" meta:word-count="745" meta:character-count="5326" meta:non-whitespace-character-count="4842"/>
  </office:meta>
</office:document-meta>
</file>